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9876aa"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9876aa" style:font-name="DejaVu Sans Mono" fo:font-size="9pt" fo:font-style="italic" fo:font-weight="normal" style:font-size-asian="9pt" style:font-style-asian="italic" style:font-weight-asian="normal"/>
    </style:style>
    <style:style style:name="T7" style:family="text">
      <style:text-properties fo:color="#bbb529" style:font-name="DejaVu Sa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6897bb" style:font-name="DejaVu Sans Mono" fo:font-size="9pt" fo:font-style="normal" fo:font-weight="normal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 </text:span><text:span text:style-name="T2">'package:flutter/material.dart'</text:span><text:span text:style-name="T1">;</text:span><text:line-break/><text:line-break/><text:span text:style-name="T1">import </text:span><text:span text:style-name="T2">'package:http/http.dart' </text:span><text:span text:style-name="T1">as </text:span><text:span text:style-name="T3">http</text:span><text:span text:style-name="T1">;</text:span><text:line-break/><text:span text:style-name="T1">import </text:span><text:span text:style-name="T2">'dart:async'</text:span><text:span text:style-name="T1">;</text:span><text:line-break/><text:span text:style-name="T1">import </text:span><text:span text:style-name="T2">'dart:convert'</text:span><text:span text:style-name="T1">;</text:span><text:line-break/><text:line-break/><text:span text:style-name="T1">const </text:span><text:span text:style-name="T3">request = </text:span><text:span text:style-name="T2">'https://api.hgbrasil.com/finance'</text:span><text:span text:style-name="T1">;</text:span><text:line-break/><text:line-break/><text:span text:style-name="T1">void </text:span><text:span text:style-name="T4">main</text:span><text:span text:style-name="T3">() </text:span><text:span text:style-name="T1">async </text:span><text:span text:style-name="T3">{</text:span><text:line-break/><text:line-break/><text:span text:style-name="T3"> <text:s/>runApp(</text:span><text:span text:style-name="T4">MaterialApp</text:span><text:span text:style-name="T3">(</text:span><text:line-break/><text:span text:style-name="T3"> <text:s text:c="3"/>home: </text:span><text:span text:style-name="T4">Home</text:span><text:span text:style-name="T3">()</text:span><text:span text:style-name="T1">,</text:span><text:line-break/><text:span text:style-name="T1"> <text:s/></text:span><text:span text:style-name="T3">))</text:span><text:span text:style-name="T1">;</text:span><text:line-break/><text:span text:style-name="T3">}</text:span><text:line-break/><text:line-break/><text:span text:style-name="T3">Future&lt;Map&gt; </text:span><text:span text:style-name="T4">getData</text:span><text:span text:style-name="T3">() </text:span><text:span text:style-name="T1">async </text:span><text:span text:style-name="T3">{</text:span><text:line-break/><text:span text:style-name="T3"> <text:s/>http.Response response = </text:span><text:span text:style-name="T1">await </text:span><text:span text:style-name="T3">http.get(request)</text:span><text:span text:style-name="T1">;</text:span><text:line-break/><text:span text:style-name="T1"> <text:s/>return </text:span><text:span text:style-name="T3">json.decode(response.</text:span><text:span text:style-name="T5">body</text:span><text:span text:style-name="T3">)</text:span><text:span text:style-name="T1">;</text:span><text:line-break/><text:span text:style-name="T3">}</text:span><text:line-break/><text:line-break/><text:span text:style-name="T1">class </text:span><text:span text:style-name="T3">Home </text:span><text:span text:style-name="T1">extends </text:span><text:span text:style-name="T3">StatefulWidget {</text:span><text:line-break/><text:span text:style-name="T3"> <text:s/></text:span><text:span text:style-name="T7">@override</text:span><text:line-break/><text:span text:style-name="T7"> <text:s/></text:span><text:span text:style-name="T3">_HomeState </text:span><text:span text:style-name="T4">createState</text:span><text:span text:style-name="T3">() =&gt; </text:span><text:span text:style-name="T4">_HomeState</text:span><text:span text:style-name="T3">()</text:span><text:span text:style-name="T1">;</text:span><text:line-break/><text:span text:style-name="T3">}</text:span><text:line-break/><text:line-break/><text:span text:style-name="T1">class </text:span><text:span text:style-name="T3">_HomeState </text:span><text:span text:style-name="T1">extends </text:span><text:span text:style-name="T3">State&lt;Home&gt; {</text:span><text:line-break/><text:line-break/><text:line-break/><text:span text:style-name="T3"> <text:s/></text:span><text:span text:style-name="T7">@override</text:span><text:line-break/><text:span text:style-name="T7"> <text:s/></text:span><text:span text:style-name="T3">Widget </text:span><text:span text:style-name="T4">build</text:span><text:span text:style-name="T3">(BuildContext context) {</text:span><text:line-break/><text:span text:style-name="T3"> <text:s text:c="3"/></text:span><text:span text:style-name="T1">return </text:span><text:span text:style-name="T4">Scaffold</text:span><text:span text:style-name="T3">(</text:span><text:line-break/><text:span text:style-name="T3"> <text:s text:c="5"/>backgroundColor: Colors.</text:span><text:span text:style-name="T6">green</text:span><text:span text:style-name="T1">,</text:span><text:line-break/><text:span text:style-name="T1"> <text:s text:c="5"/></text:span><text:span text:style-name="T3">appBar: </text:span><text:span text:style-name="T4">AppBar</text:span><text:span text:style-name="T3">(</text:span><text:line-break/><text:span text:style-name="T3"> <text:s text:c="7"/>title: </text:span><text:span text:style-name="T4">Text</text:span><text:span text:style-name="T3">(</text:span><text:span text:style-name="T2">"</text:span><text:span text:style-name="T1">\$</text:span><text:span text:style-name="T2"> Currency Trading </text:span><text:span text:style-name="T1">\$</text:span><text:span text:style-name="T2">"</text:span><text:span text:style-name="T3">)</text:span><text:span text:style-name="T1">,</text:span><text:line-break/><text:span text:style-name="T1"> <text:s text:c="7"/></text:span><text:span text:style-name="T3">backgroundColor: Colors.</text:span><text:span text:style-name="T6">black</text:span><text:span text:style-name="T1">,</text:span><text:line-break/><text:span text:style-name="T1"> <text:s text:c="7"/></text:span><text:span text:style-name="T3">centerTitle: </text:span><text:span text:style-name="T1">true,</text:span><text:line-break/><text:span text:style-name="T1"> <text:s text:c="15"/></text:span><text:span text:style-name="T3">)</text:span><text:span text:style-name="T1">,</text:span><text:line-break/><text:span text:style-name="T1"> <text:s text:c="5"/></text:span><text:span text:style-name="T3">body: </text:span><text:span text:style-name="T4">FutureBuilder</text:span><text:span text:style-name="T3">&lt;Map&gt;(</text:span><text:line-break/><text:span text:style-name="T3"> <text:s text:c="9"/>future: getData()</text:span><text:span text:style-name="T1">,</text:span><text:line-break/><text:span text:style-name="T1"> <text:s text:c="9"/></text:span><text:span text:style-name="T3">builder: (context</text:span><text:span text:style-name="T1">, </text:span><text:span text:style-name="T3">snapshot) {</text:span><text:line-break/><text:span text:style-name="T3"> <text:s text:c="11"/></text:span><text:span text:style-name="T1">switch</text:span><text:span text:style-name="T3">(snapshot.</text:span><text:span text:style-name="T5">connectionState</text:span><text:span text:style-name="T3">){</text:span><text:line-break/><text:span text:style-name="T3"> <text:s text:c="13"/></text:span><text:span text:style-name="T1">case </text:span><text:span text:style-name="T3">ConnectionState.</text:span><text:span text:style-name="T5">none</text:span><text:span text:style-name="T3">:</text:span><text:line-break/><text:span text:style-name="T3"> <text:s text:c="13"/></text:span><text:span text:style-name="T1">case </text:span><text:span text:style-name="T3">ConnectionState.</text:span><text:span text:style-name="T5">waiting</text:span><text:span text:style-name="T3">:</text:span><text:line-break/><text:span text:style-name="T3"> <text:s text:c="15"/></text:span><text:span text:style-name="T1">return </text:span><text:span text:style-name="T4">Center</text:span><text:span text:style-name="T3">(</text:span><text:line-break/><text:span text:style-name="T3"> <text:s text:c="17"/>child: </text:span><text:span text:style-name="T4">Text</text:span><text:span text:style-name="T3">(</text:span><text:span text:style-name="T2">"Carregando Dados..."</text:span><text:span text:style-name="T1">,</text:span><text:line-break/><text:span text:style-name="T1"> <text:s text:c="18"/></text:span><text:span text:style-name="T3">style: </text:span><text:span text:style-name="T4">TextStyle</text:span><text:span text:style-name="T3">(color: Colors.</text:span><text:span text:style-name="T6">black26</text:span><text:span text:style-name="T1">,</text:span><text:line-break/><text:span text:style-name="T1"> <text:s text:c="18"/></text:span><text:span text:style-name="T3">fontSize: </text:span><text:span text:style-name="T8">25.0</text:span><text:span text:style-name="T3">)</text:span><text:span text:style-name="T1">,</text:span><text:line-break/><text:span text:style-name="T1"> <text:s text:c="17"/></text:span><text:span text:style-name="T3">textAlign: TextAlign.</text:span><text:span text:style-name="T5">center</text:span><text:span text:style-name="T1">,</text:span><text:span text:style-name="T3">)</text:span><text:line-break/><text:span text:style-name="T3"> <text:s text:c="17"/>)</text:span><text:span text:style-name="T1">;</text:span><text:line-break/><text:span text:style-name="T1"> <text:s text:c="13"/>default</text:span><text:span text:style-name="T3">:</text:span><text:line-break/><text:span text:style-name="T3"> <text:s text:c="15"/></text:span><text:span text:style-name="T1">if</text:span><text:span text:style-name="T3">(snapshot.</text:span><text:span text:style-name="T5">hasError</text:span><text:span text:style-name="T3">){</text:span><text:line-break/><text:span text:style-name="T3"> <text:s text:c="17"/></text:span><text:span text:style-name="T1">return </text:span><text:span text:style-name="T4">Center</text:span><text:span text:style-name="T3">(</text:span><text:line-break/><text:span text:style-name="T3"> <text:s text:c="21"/>child: </text:span><text:span text:style-name="T4">Text</text:span><text:span text:style-name="T3">(</text:span><text:span text:style-name="T2">"Erro ao Carregar Dados :("</text:span><text:span text:style-name="T1">,</text:span><text:line-break/><text:span text:style-name="T1"> <text:s text:c="23"/></text:span><text:span text:style-name="T3">style: </text:span><text:span text:style-name="T4">TextStyle</text:span><text:span text:style-name="T3">(color: Colors.</text:span><text:span text:style-name="T6">black</text:span><text:span text:style-name="T1">,</text:span><text:line-break/><text:span text:style-name="T1"> <text:s text:c="27"/></text:span><text:span text:style-name="T3">fontSize: </text:span><text:span text:style-name="T8">25.0</text:span><text:span text:style-name="T3">)</text:span><text:span text:style-name="T1">,</text:span><text:line-break/><text:span text:style-name="T1"> <text:s text:c="23"/></text:span><text:span text:style-name="T3">textAlign: TextAlign.</text:span><text:span text:style-name="T5">center</text:span><text:span text:style-name="T1">,</text:span><text:span text:style-name="T3">)</text:span><text:line-break/><text:span text:style-name="T3"> <text:s text:c="17"/>)</text:span><text:span text:style-name="T1">;</text:span><text:line-break/><text:span text:style-name="T1"> <text:s text:c="11"/></text:span><text:span text:style-name="T3">} </text:span><text:span text:style-name="T1">else </text:span><text:span text:style-name="T3">{</text:span><text:line-break/><text:line-break/><text:line-break/><text:line-break/><text:line-break/><text:span text:style-name="T3"> <text:s text:c="10"/></text:span><text:span text:style-name="T1">return </text:span><text:span text:style-name="T4">SingleChildScrollView</text:span><text:span text:style-name="T3">(</text:span><text:line-break/><text:span text:style-name="T3"> <text:s text:c="12"/>child: </text:span><text:span text:style-name="T4">Column</text:span><text:span text:style-name="T3">(</text:span><text:line-break/><text:span text:style-name="T3"> <text:s text:c="14"/>crossAxisAlignment: CrossAxisAlignment.</text:span><text:span text:style-name="T5">stretch</text:span><text:span text:style-name="T1">,</text:span><text:line-break/><text:soft-page-break/><text:span text:style-name="T1"> <text:s text:c="14"/></text:span><text:span text:style-name="T3">children: &lt;Widget&gt;[</text:span><text:line-break/><text:span text:style-name="T3"> <text:s text:c="16"/></text:span><text:span text:style-name="T4">Icon</text:span><text:span text:style-name="T3">(Icons.</text:span><text:span text:style-name="T6">logout</text:span><text:span text:style-name="T1">, </text:span><text:span text:style-name="T3">size: </text:span><text:span text:style-name="T8">30.0</text:span><text:span text:style-name="T1">, </text:span><text:span text:style-name="T3">color: Colors.</text:span><text:span text:style-name="T6">black</text:span><text:span text:style-name="T3">)</text:span><text:span text:style-name="T1">,</text:span><text:line-break/><text:line-break/><text:span text:style-name="T1"> <text:s text:c="16"/></text:span><text:span text:style-name="T3">)</text:span><text:line-break/><text:span text:style-name="T3"> <text:s text:c="14"/>]</text:span><text:span text:style-name="T1">,</text:span><text:line-break/><text:span text:style-name="T1"> <text:s text:c="12"/></text:span><text:span text:style-name="T3">)</text:span><text:span text:style-name="T1">,</text:span><text:line-break/><text:span text:style-name="T1"> <text:s text:c="10"/></text:span><text:span text:style-name="T3">)</text:span><text:span text:style-name="T1">;</text:span><text:line-break/><text:span text:style-name="T1"> <text:s text:c="15"/></text:span><text:span text:style-name="T3">}</text:span><text:line-break/><text:span text:style-name="T3"> <text:s text:c="11"/>}</text:span><text:line-break/><text:span text:style-name="T3"> <text:s text:c="9"/>})</text:span><text:line-break/><text:span text:style-name="T3"> <text:s text:c="3"/>)</text:span><text:span text:style-name="T1">;</text:span><text:line-break/><text:span text:style-name="T1"> <text:s/></text:span><text:span text:style-name="T3">}</text:span><text:line-break/><text:span text:style-name="T3">}</text:span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7:21:01.422409636</meta:creation-date>
    <dc:date>2021-01-12T17:21:49.578902949</dc:date>
    <meta:editing-duration>PT48S</meta:editing-duration>
    <meta:editing-cycles>1</meta:editing-cycles>
    <meta:document-statistic meta:table-count="0" meta:image-count="0" meta:object-count="0" meta:page-count="2" meta:paragraph-count="1" meta:word-count="142" meta:character-count="1980" meta:non-whitespace-character-count="1227"/>
    <meta:generator>LibreOffice/6.4.6.2$Linux_X86_64 LibreOffice_project/40$Build-2</meta:generator>
  </office:meta>
</office:document-meta>
</file>